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officeooo:paragraph-rsid="000fb72a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officeooo:paragraph-rsid="000fb72a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none" fo:font-weight="normal" officeooo:paragraph-rsid="000fb72a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officeooo:paragraph-rsid="000fb72a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none" fo:font-weight="normal" officeooo:rsid="00109bc6" officeooo:paragraph-rsid="00109bc6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none" fo:font-weight="normal" officeooo:rsid="00109bc6" officeooo:paragraph-rsid="00122d4d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solid" style:text-underline-width="auto" style:text-underline-color="font-color" fo:font-weight="normal" officeooo:paragraph-rsid="000fb72a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solid" style:text-underline-width="auto" style:text-underline-color="font-color" fo:font-weight="bold" officeooo:paragraph-rsid="000fb72a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font-size-asian="10.5pt" style:font-size-complex="10.5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ff0000"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22" style:family="paragraph" style:parent-style-name="UrbanBody">
      <style:text-properties style:font-name="Arial" fo:font-size="10.5pt" style:font-size-asian="10.5pt" style:font-size-complex="10.5pt"/>
    </style:style>
    <style:style style:name="P2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justify" style:justify-single-word="false" fo:padding="0.049cm" fo:border-left="none" fo:border-right="none" fo:border-top="0.26pt solid #000000" fo:border-bottom="none" style:shadow="non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officeooo:paragraph-rsid="000fb72a" style:font-size-asian="10.5pt" style:font-weight-asian="normal" style:font-size-complex="10.5pt" style:font-weight-complex="normal"/>
    </style:style>
    <style:style style:name="P26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officeooo:rsid="000fb72a"/>
    </style:style>
    <style:style style:name="T10" style:family="text">
      <style:text-properties officeooo:rsid="000fb72a"/>
    </style:style>
    <style:style style:name="T11" style:family="text">
      <style:text-properties officeooo:rsid="00109bc6"/>
    </style:style>
    <style:style style:name="T12" style:family="text">
      <style:text-properties officeooo:rsid="00122d4d"/>
    </style:style>
    <style:style style:name="T13" style:family="text">
      <style:text-properties officeooo:rsid="00127b94"/>
    </style:style>
    <style:style style:name="T14" style:family="text">
      <style:text-properties fo:color="#800000"/>
    </style:style>
    <style:style style:name="T15" style:family="text">
      <style:text-properties fo:color="#800000" officeooo:rsid="00127b94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fo:color="#800000" officeooo:rsid="00127b94" fo:background-color="#ffff00" loext:char-shading-value="0"/>
    </style:style>
    <style:style style:name="T18" style:family="text">
      <style:text-properties fo:color="#800000" officeooo:rsid="00127b94" fo:background-color="#ffff00" loext:char-shading-value="0"/>
    </style:style>
    <style:style style:name="T19" style:family="text">
      <style:text-properties fo:color="#800000" fo:background-color="#ffff00" loext:char-shading-value="0"/>
    </style:style>
    <style:style style:name="T20" style:family="text">
      <style:text-properties fo:color="#800000" officeooo:rsid="00142afc" fo:background-color="#ffff00" loext:char-shading-value="0"/>
    </style:style>
    <style:style style:name="T21" style:family="text">
      <style:text-properties fo:color="#800000" officeooo:rsid="00142afc" fo:background-color="#ffff00" loext:char-shading-value="0"/>
    </style:style>
    <style:style style:name="T22" style:family="text">
      <style:text-properties fo:color="#800000" officeooo:rsid="00142afc"/>
    </style:style>
    <style:style style:name="T23" style:family="text">
      <style:text-properties officeooo:rsid="00142afc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7"><text:span text:style-name="T24">do text</text:span></text:p><text:p text:style-name="P27"><text:span text:style-name="T24">from document(at=header, format='odt')</text:span></text:p></office:annotation><text:span text:style-name="T1">Import depuis header.odt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7"/></text:p>
      <text:p text:style-name="P26"><text:span text:style-name="T7"/></text:p>
      <text:p text:style-name="P19"><text:span text:style-name="T7">Veuillez avoir l'obligeance de renvoyer par simple lettre ou remettre directement aux services concernés, les avis ci-dessous, en y indiquant </text:span><text:span text:style-name="T4">la date de commencement et de fin des travaux</text:span><text:span text:style-name="T7">, pour lesquels vous avez reçu l'autorisation.</text:span></text:p>
      <text:p text:style-name="P10">Le Service Urbanisme.</text:p>
      <text:p text:style-name="P23"/>
      <text:p text:style-name="P7"><text:span text:style-name="T19">Pour le service URBANISME</text:span> – <text:span text:style-name="T18">ADRESSE</text:span> – Tel : <text:span text:style-name="T18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près la fin des travaux :</text:span> AVIS <text:s/>DE <text:s/>FIN <text:s/>DES <text:s/>TRAVAUX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self.getPortionOutsText()</text:text-input>, ont été terminés le ................................................................…</text:p>
      <text:p text:style-name="P14">- Je (nous) déclare<text:span text:style-name="T12">(ons)</text:span> que les travaux ont été exécutés conformément au permis d’urbanisme octroyé.*<text:line-break/>- Je (nous) déclare<text:span text:style-name="T12">(ons)</text:span> que les travaux n’ont pas été achevés dans les délais prévus ou ne respectent pas le permis d’urbanisme sur les points suivants* :<text:line-break/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/>
      <text:p text:style-name="P13"/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6">* <text:span text:style-name="T11">biffer la mention inutile</text:span></text:p>
      <text:p text:style-name="P4"/>
      <text:p text:style-name="P25"><text:span text:style-name="T8">Pour le service TRAVAUX</text:span> – <text:span text:style-name="T18">ADRESSE</text:span> – Tel : <text:span text:style-name="T18">TEL</text:span></text:p>
      <text:p text:style-name="P12">Dossier :<text:span text:style-name="T6"><text:text-input text:description="">self.getReference()</text:text-input></text:span></text:p>
      <text:p text:style-name="P18"><text:span text:style-name="T8">TALON à renvoyer </text:span><text:span text:style-name="T9">après la fin des travaux</text:span><text:span text:style-name="T8"> :</text:span> AVIS <text:s/>DE <text:s/><text:span text:style-name="T10">FIN</text:span> <text:s/>DES <text:s/>TRAVAUX – ÉTAT DES LIEUX CONTRADICTOIRE DE LA VOIRIE</text:p>
      <text:p text:style-name="P16"/>
      <text:p text:style-name="P9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self.getPortionOutsText()</text:text-input>, ont été terminés le ...................................................................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><text:soft-page-break/></text:p>
      <text:p text:style-name="P4"/>
      <text:p text:style-name="P24"><text:span text:style-name="T8">Pour le service URBANISME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</text:span><text:span text:style-name="T9">OBLIGATOIRE</text:span><text:span text:style-name="T8"> à renvoyer avant le début des travaux :</text:span> AVIS <text:s/>DE <text:s/>COMMENCEMENT <text:s/>DES <text:s/>TRAVAUX</text:p>
      <text:p text:style-name="P15"/>
      <text:p text:style-name="P3"><text:span text:style-name="T5">Je (nous) soussigné(s), </text:span><text:span text:style-name="T5"><text:text-input text:description="Demandeurs avec adresse">self.getApplicantsSignaletic(withaddress=True)</text:text-input></text:span><text:span text:style-name="T5"> , porte(ons) à votre connaissance que les travaux pour lesquels j'ai (nous avons) obtenu l'autorisation le </text:span><text:span text:style-name="T3"><text:text-input text:description="Date de la décision">tool.formatDate(urbanEventObj.getDecisionDate())</text:text-input></text:span><text:span text:style-name="T5"> </text:span><text:span text:style-name="T3">,</text:span><text:span text:style-name="T5"> concernant </text:span><text:span text:style-name="T5"><text:text-input text:description="Objet des travaux">self.getLicenceSubject()</text:text-input></text:span><text:span text:style-name="T5"> <text:s/>situé </text:span><text:span text:style-name="T5"><text:text-input text:description="Situation des travaux">self.getWorkLocationSignaletic()</text:text-input></text:span><text:span text:style-name="T5"> <text:s/>cadastré </text:span><text:span text:style-name="T5"><text:text-input text:description="Cadastre">self.getPortionOutsText()</text:text-input></text:span><text:span text:style-name="T5">, commenceront le ................................................................…</text:span>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/>
      <text:p text:style-name="P21"/>
      <text:p text:style-name="P24"><text:span text:style-name="T8">Pour le service TRAVAUX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vant le début des travaux :</text:span> AVIS <text:s/>DE <text:s/>COMMENCEMENT <text:s/>DES <text:s/>TRAVAUX – ÉTAT DES LIEUX CONTRADICTOIRE DE LA VOIRIE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self.getPortionOutsText()</text:text-input>, commenceront le ...................................................................</text:p>
      <text:p text:style-name="P8"/>
      <text:p text:style-name="P2"><text:span text:style-name="T5">Tel : ......................................................<text:tab/><text:tab/><text:tab/>A .................... , le</text:span>................................</text:p>
      <text:p text:style-name="P4">Signature,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6-12T14:23:00.165866654</dc:date>
    <dc:language>fr-FR</dc:language>
    <meta:editing-cycles>81</meta:editing-cycles>
    <meta:editing-duration>P1DT8H9M16S</meta:editing-duration>
    <dc:creator>bleybaert</dc:creator>
    <meta:document-statistic meta:table-count="0" meta:image-count="0" meta:object-count="0" meta:page-count="2" meta:paragraph-count="39" meta:word-count="426" meta:character-count="3669" meta:non-whitespace-character-count="3296"/>
    <meta:user-defined meta:name="Info 1"/>
    <meta:user-defined meta:name="Info 2"/>
    <meta:user-defined meta:name="Info 3"/>
    <meta:user-defined meta:name="Info 4"/>
  </office:meta>
</office:document-meta>
</file>